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1.011in"/>
    </style:style>
    <style:style style:name="co21" style:family="table-column">
      <style:table-column-properties fo:break-before="auto" style:column-width="0.461in"/>
    </style:style>
    <style:style style:name="co22" style:family="table-column">
      <style:table-column-properties fo:break-before="auto" style:column-width="0.5846in"/>
    </style:style>
    <style:style style:name="co23" style:family="table-column">
      <style:table-column-properties fo:break-before="auto" style:column-width="0.7654in"/>
    </style:style>
    <style:style style:name="co24" style:family="table-column">
      <style:table-column-properties fo:break-before="auto" style:column-width="1.0811in"/>
    </style:style>
    <style:style style:name="co25" style:family="table-column">
      <style:table-column-properties fo:break-before="auto" style:column-width="0.7398in"/>
    </style:style>
    <style:style style:name="co26" style:family="table-column">
      <style:table-column-properties fo:break-before="auto" style:column-width="0.9862in"/>
    </style:style>
    <style:style style:name="co27" style:family="table-column">
      <style:table-column-properties fo:break-before="auto" style:column-width="1.0291in"/>
    </style:style>
    <style:style style:name="co28" style:family="table-column">
      <style:table-column-properties fo:break-before="auto" style:column-width="1.0138in"/>
    </style:style>
    <style:style style:name="co29" style:family="table-column">
      <style:table-column-properties fo:break-before="auto" style:column-width="0.7827in"/>
    </style:style>
    <style:style style:name="co30" style:family="table-column">
      <style:table-column-properties fo:break-before="auto" style:column-width="0.889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227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41">
      <style:table-cell-properties fo:background-color="#afd095" fo:border="0.06pt solid #666666"/>
    </style:style>
    <style:style style:name="ce16" style:family="table-cell" style:parent-style-name="Default" style:data-style-name="N4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5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9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10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style:font-size-asian="11pt" style:font-size-complex="11pt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81" style:family="table-cell" style:parent-style-name="Default" style:data-style-name="N0">
      <style:table-cell-properties style:cell-protect="none" style:print-content="true"/>
    </style:style>
    <style:style style:name="ce82" style:family="table-cell" style:parent-style-name="Default" style:data-style-name="N0"/>
    <style:style style:name="ce83" style:family="table-cell" style:parent-style-name="Default" style:data-style-name="N0">
      <style:text-properties fo:font-style="normal" style:font-style-asian="normal" style:font-style-complex="normal"/>
    </style:style>
    <style:style style:name="ce84" style:family="table-cell" style:parent-style-name="Default">
      <style:text-properties fo:font-style="normal" style:font-style-asian="normal" style:font-style-complex="normal"/>
    </style:style>
    <style:style style:name="ce85" style:family="table-cell" style:parent-style-name="Default">
      <style:table-cell-properties style:cell-protect="none" style:print-content="true"/>
    </style:style>
    <style:style style:name="ce86" style:family="table-cell" style:parent-style-name="Default" style:data-style-name="N41">
      <style:text-properties fo:font-style="normal" style:font-style-asian="normal" style:font-style-complex="normal"/>
    </style:style>
    <style:style style:name="ce87" style:family="table-cell" style:parent-style-name="Default" style:data-style-name="N1">
      <style:table-cell-properties style:cell-protect="none" style:print-content="true"/>
    </style:style>
    <style:style style:name="ce88" style:family="table-cell" style:parent-style-name="Default" style:data-style-name="N1">
      <style:text-properties fo:font-style="normal" style:font-style-asian="normal" style:font-style-complex="normal"/>
    </style:style>
    <style:style style:name="ce89" style:family="table-cell" style:parent-style-name="Default" style:data-style-name="N1"/>
    <style:style style:name="ce90" style:family="table-cell" style:parent-style-name="Default" style:data-style-name="N128">
      <style:table-cell-properties style:cell-protect="none" style:print-content="true"/>
    </style:style>
    <style:style style:name="ce91" style:family="table-cell" style:parent-style-name="Default" style:data-style-name="N128"/>
    <style:style style:name="ce92" style:family="table-cell" style:parent-style-name="Default" style:data-style-name="N128">
      <style:text-properties fo:font-style="normal" style:font-style-asian="normal" style:font-style-complex="normal"/>
    </style:style>
    <style:style style:name="ce93" style:family="table-cell" style:parent-style-name="Default" style:data-style-name="N128">
      <style:table-cell-properties style:cell-protect="none" style:print-content="true"/>
    </style:style>
    <style:style style:name="ce94" style:family="table-cell" style:parent-style-name="Default" style:data-style-name="N128"/>
    <style:style style:name="ce95" style:family="table-cell" style:parent-style-name="Default" style:data-style-name="N128">
      <style:text-properties fo:font-style="normal" style:font-style-asian="normal" style:font-style-complex="normal"/>
    </style:style>
    <style:style style:name="ce96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97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98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99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00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01" style:family="table-cell" style:parent-style-name="Default" style:data-style-name="N128">
      <style:table-cell-properties style:cell-protect="none" style:print-content="true"/>
    </style:style>
    <style:style style:name="ce102" style:family="table-cell" style:parent-style-name="Default" style:data-style-name="N128">
      <style:text-properties fo:font-style="normal" style:font-style-asian="normal" style:font-style-complex="normal"/>
    </style:style>
    <style:style style:name="ce103" style:family="table-cell" style:parent-style-name="Default" style:data-style-name="N128"/>
    <style:style style:name="ce104" style:family="table-cell" style:parent-style-name="Default" style:data-style-name="N128">
      <style:table-cell-properties style:cell-protect="none" style:print-content="true"/>
    </style:style>
    <style:style style:name="ce105" style:family="table-cell" style:parent-style-name="Default" style:data-style-name="N128"/>
    <style:style style:name="ce106" style:family="table-cell" style:parent-style-name="Default" style:data-style-name="N128">
      <style:text-properties fo:font-style="normal" style:font-style-asian="normal" style:font-style-complex="normal"/>
    </style:style>
    <style:style style:name="ce107" style:family="table-cell" style:parent-style-name="Default" style:data-style-name="N128">
      <style:table-cell-properties style:cell-protect="none" style:print-content="true"/>
    </style:style>
    <style:style style:name="ce108" style:family="table-cell" style:parent-style-name="Default" style:data-style-name="N128"/>
    <style:style style:name="ce109" style:family="table-cell" style:parent-style-name="Default" style:data-style-name="N128">
      <style:text-properties fo:font-style="normal" style:font-style-asian="normal" style:font-style-complex="normal"/>
    </style:style>
    <style:style style:name="ce110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11" style:family="table-cell" style:parent-style-name="Default" style:data-style-name="N4">
      <style:map style:condition="cell-content()&lt;0" style:apply-style-name="Bad" style:base-cell-address="harvestRates.S1"/>
    </style:style>
    <style:style style:name="ce112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13" style:family="table-cell" style:parent-style-name="Default" style:data-style-name="N4">
      <style:table-cell-properties style:cell-protect="none" style:print-content="true"/>
    </style:style>
    <style:style style:name="ce114" style:family="table-cell" style:parent-style-name="Default" style:data-style-name="N4"/>
    <style:style style:name="ce115" style:family="table-cell" style:parent-style-name="Default" style:data-style-name="N4">
      <style:text-properties fo:font-style="normal" style:font-style-asian="normal" style:font-style-complex="normal"/>
    </style:style>
    <style:style style:name="ce116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Default"/>
        <table:table-column table:style-name="co7" table:number-columns-repeated="6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row table:style-name="ro1">
          <table:table-cell table:style-name="ce1" office:value-type="string" calcext:value-type="string">
            <text:p>Stage</text:p>
          </table:table-cell>
          <table:table-cell table:style-name="ce1" office:value-type="string" calcext:value-type="string">
            <text:p>tickTime</text:p>
          </table:table-cell>
          <table:table-cell table:style-name="ce1" office:value-type="string" calcext:value-type="string">
            <text:p>wetNextStage</text:p>
          </table:table-cell>
          <table:table-cell table:style-name="ce1" office:value-type="string" calcext:value-type="string">
            <text:p>dryNextStage</text:p>
          </table:table-cell>
          <table:table-cell table:style-name="ce1" office:value-type="string" calcext:value-type="string">
            <text:p>waterPerTick</text:p>
          </table:table-cell>
          <table:table-cell table:style-name="ce1" office:value-type="string" calcext:value-type="string">
            <text:p>numWetTicks</text:p>
          </table:table-cell>
          <table:table-cell table:style-name="ce1" office:value-type="string" calcext:value-type="string">
            <text:p>numDryTicks</text:p>
          </table:table-cell>
          <table:table-cell table:style-name="ce1" office:value-type="string" calcext:value-type="string">
            <text:p>killOnWetGrow</text:p>
          </table:table-cell>
          <table:table-cell table:style-name="ce1" office:value-type="string" calcext:value-type="string">
            <text:p>killOnDryGrow</text:p>
          </table:table-cell>
          <table:table-cell table:style-name="ce1" office:value-type="string" calcext:value-type="string">
            <text:p>nutrientAddPerTick</text:p>
          </table:table-cell>
          <table:table-cell table:style-name="ce1" office:value-type="string" calcext:value-type="string">
            <text:p>nutrientTimeModifier</text:p>
          </table:table-cell>
          <table:table-cell table:style-name="ce1" office:value-type="string" calcext:value-type="string">
            <text:p>nutrientAddIfWet</text:p>
          </table:table-cell>
          <table:table-cell table:style-name="ce1" office:value-type="string" calcext:value-type="string">
            <text:p>nutrientAddIfDry</text:p>
          </table:table-cell>
          <table:table-cell table:style-name="ce1" office:value-type="string" calcext:value-type="string">
            <text:p>nutrientStageRequirement</text:p>
          </table:table-cell>
          <table:table-cell table:style-name="ce1" office:value-type="string" calcext:value-type="string">
            <text:p>maxNutrients</text:p>
          </table:table-cell>
          <table:table-cell table:style-name="ce5" office:value-type="string" calcext:value-type="string">
            <text:p>----</text:p>
          </table:table-cell>
          <table:table-cell table:style-name="ce1" office:value-type="string" calcext:value-type="string">
            <text:p>yield</text:p>
          </table:table-cell>
          <table:table-cell table:style-name="ce9" office:value-type="string" calcext:value-type="string">
            <text:p>item</text:p>
          </table:table-cell>
          <table:table-cell table:style-name="ce9" office:value-type="string" calcext:value-type="string">
            <text:p>harvestMax</text:p>
          </table:table-cell>
          <table:table-cell table:style-name="ce9" office:value-type="string" calcext:value-type="string">
            <text:p>harvestTool</text:p>
          </table:table-cell>
          <table:table-cell table:style-name="ce9" office:value-type="string" calcext:value-type="string">
            <text:p>toolBuff</text:p>
          </table:table-cell>
          <table:table-cell table:style-name="ce9" office:value-type="string" calcext:value-type="string">
            <text:p>pruneTool</text:p>
          </table:table-cell>
          <table:table-cell table:style-name="ce20" office:value-type="string" calcext:value-type="string">
            <text:p>changeOnHarvest</text:p>
          </table:table-cell>
          <table:table-cell table:style-name="ce20" office:value-type="string" calcext:value-type="string">
            <text:p>changeOnPrune</text:p>
          </table:table-cell>
          <table:table-cell table:style-name="ce9" office:value-type="string" calcext:value-type="string">
            <text:p>dropSeed</text:p>
          </table:table-cell>
          <table:table-cell table:style-name="ce10" office:value-type="string" calcext:value-type="string">
            <text:p>----</text:p>
          </table:table-cell>
          <table:table-cell table:style-name="ce9" office:value-type="string" calcext:value-type="string">
            <text:p>plantSpace</text:p>
          </table:table-cell>
          <table:table-cell table:style-name="ce1" office:value-type="string" calcext:value-type="string">
            <text:p>rainWaterModifier</text:p>
          </table:table-cell>
          <table:table-cell table:style-name="ce1" office:value-type="string" calcext:value-type="string">
            <text:p>rainTimeModifier</text:p>
          </table:table-cell>
          <table:table-cell table:style-name="ce1" office:value-type="string" calcext:value-type="string">
            <text:p>heatWaveWaterModifier</text:p>
          </table:table-cell>
          <table:table-cell table:style-name="ce1" office:value-type="string" calcext:value-type="string">
            <text:p>heatWaveTimeModifier</text:p>
          </table:table-cell>
          <table:table-cell table:style-name="ce1" office:value-type="string" calcext:value-type="string">
            <text:p>licenseCost</text:p>
          </table:table-cell>
          <table:table-cell table:style-name="ce1" office:value-type="string" calcext:value-type="string">
            <text:p>experienceRequired</text:p>
          </table:table-cell>
          <table:table-cell table:style-name="ce1" office:value-type="string" calcext:value-type="string">
            <text:p>experienceCost</text:p>
          </table:table-cell>
          <table:table-cell table:style-name="ce1" office:value-type="string" calcext:value-type="string">
            <text:p>harvestExperience</text:p>
          </table:table-cell>
          <table:table-cell table:style-name="ce1" office:value-type="string" calcext:value-type="string">
            <text:p>plantingExperience</text:p>
          </table:table-cell>
          <table:table-cell table:style-name="ce1" office:value-type="string" calcext:value-type="string">
            <text:p>requiredLightLevel</text:p>
          </table:table-cell>
          <table:table-cell table:style-name="ce1" office:value-type="string" calcext:value-type="string">
            <text:p>lightTimeModifier</text:p>
          </table:table-cell>
          <table:table-cell table:style-name="ce1" office:value-type="string" calcext:value-type="string">
            <text:p>lightLevelFactor</text:p>
          </table:table-cell>
          <table:table-cell table:style-name="ce1" office:value-type="string" calcext:value-type="string">
            <text:p>plantingLayer</text:p>
          </table:table-cell>
          <table:table-cell table:style-name="ce1" office:value-type="string" calcext:value-type="string">
            <text:p>plantingBoxDisabled</text:p>
          </table:table-cell>
          <table:table-cell table:style-name="ce1" office:value-type="string" calcext:value-type="string">
            <text:p>sellPrice</text:p>
          </table:table-cell>
          <table:table-cell table:style-name="ce1" office:value-type="string" calcext:value-type="string">
            <text:p>buyPrice</text:p>
          </table:table-cell>
          <table:table-cell table:style-name="ce1" table:number-columns-repeated="21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1 2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 0 0 1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12 13 14 15 16 17 18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2 3 3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0 1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3 4 5</text:p>
          </table:table-cell>
          <table:table-cell table:style-name="ce3" table:number-columns-repeated="4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5 6</text:p>
          </table:table-cell>
          <table:table-cell table:style-name="ce2" table:number-columns-repeated="4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5 6 7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9 10</text:p>
          </table:table-cell>
          <table:table-cell table:style-name="ce2" table:number-columns-repeated="4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3 4 4</text:p>
          </table:table-cell>
          <table:table-cell table:style-name="ce3" table:number-columns-repeated="4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9 10 11 12</text:p>
          </table:table-cell>
          <table:table-cell table:style-name="ce2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2" calcext:value-type="float">
            <text:p>2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3 3 4 4 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3 3 4 4 5</text:p>
          </table:table-cell>
          <table:table-cell table:style-name="ce2" table:number-columns-repeated="4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3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3" table:style-name="ce3" office:value-type="float" office:value="0" calcext:value-type="float">
            <text:p>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2" office:value-type="string" calcext:value-type="string">
            <text:p>1 2 3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_Cutter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2" office:value-type="string" calcext:value-type="string">
            <text:p>0 0 1</text:p>
          </table:table-cell>
          <table:table-cell table:style-name="ce2" table:number-columns-repeated="6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" office:value-type="string" calcext:value-type="string">
            <text:p>5 6 7 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2" office:value-type="string" calcext:value-type="string">
            <text:p>5 6 7 8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" office:value-type="string" calcext:value-type="string">
            <text:p>10 11 1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15"/>
          <table:table-cell table:style-name="ce41" table:number-columns-repeated="2"/>
          <table:table-cell table:style-name="ce3" table:number-columns-repeated="21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2" office:value-type="string" calcext:value-type="string">
            <text:p>8 9 1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7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15"/>
          <table:table-cell table:style-name="ce38" table:number-columns-repeated="2"/>
          <table:table-cell table:style-name="ce2" table:number-columns-repeated="21"/>
        </table:table-row>
        <table:table-row table:style-name="ro2" table:number-rows-repeated="331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15"/>
          <table:table-cell table:style-name="ce46" table:number-columns-repeated="2"/>
          <table:table-cell table:style-name="ce4" table:number-columns-repeated="21"/>
        </table:table-row>
        <table:table-row table:style-name="ro2" table:number-rows-repeated="104807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arvestRates" table:style-name="ta1">
        <office:forms form:automatic-focus="false" form:apply-design-mode="false"/>
        <table:table-column table:style-name="co20" table:default-cell-style-name="Default"/>
        <table:table-column table:style-name="co21" table:default-cell-style-name="ce89"/>
        <table:table-column table:style-name="co22" table:default-cell-style-name="ce91"/>
        <table:table-column table:style-name="co23" table:default-cell-style-name="ce91"/>
        <table:table-column table:style-name="co24" table:default-cell-style-name="ce94"/>
        <table:table-column table:style-name="co25" table:default-cell-style-name="ce91"/>
        <table:table-column table:style-name="co26" table:default-cell-style-name="ce91"/>
        <table:table-column table:style-name="co27" table:default-cell-style-name="ce91"/>
        <table:table-column table:style-name="co28" table:default-cell-style-name="ce91"/>
        <table:table-column table:style-name="co29" table:default-cell-style-name="ce91"/>
        <table:table-column table:style-name="co30" table:number-columns-repeated="2" table:default-cell-style-name="ce97"/>
        <table:table-column table:style-name="co31" table:default-cell-style-name="ce91"/>
        <table:table-column table:style-name="co32" table:default-cell-style-name="ce103"/>
        <table:table-column table:style-name="co30" table:default-cell-style-name="ce91"/>
        <table:table-column table:style-name="co33" table:default-cell-style-name="ce105"/>
        <table:table-column table:style-name="co34" table:default-cell-style-name="ce108"/>
        <table:table-column table:style-name="co35" table:default-cell-style-name="Default"/>
        <table:table-column table:style-name="co36" table:default-cell-style-name="ce111"/>
        <table:table-column table:style-name="co30" table:default-cell-style-name="ce114"/>
        <table:table-column table:style-name="co30" table:number-columns-repeated="44" table:default-cell-style-name="Default"/>
        <table:table-row table:style-name="ro2">
          <table:table-cell table:style-name="ce81" office:value-type="string" calcext:value-type="string">
            <text:p>Crop &amp; stage</text:p>
          </table:table-cell>
          <table:table-cell table:style-name="ce81" office:value-type="string" calcext:value-type="string">
            <text:p>Time</text:p>
          </table:table-cell>
          <table:table-cell table:style-name="ce90" office:value-type="string" calcext:value-type="string">
            <text:p>Yield</text:p>
          </table:table-cell>
          <table:table-cell table:style-name="ce90" office:value-type="string" calcext:value-type="string">
            <text:p>Tool Yield</text:p>
          </table:table-cell>
          <table:table-cell table:style-name="ce93" office:value-type="string" calcext:value-type="string">
            <text:p>Harvest Count</text:p>
          </table:table-cell>
          <table:table-cell table:style-name="ce90" office:value-type="string" calcext:value-type="string">
            <text:p>Nutrients</text:p>
          </table:table-cell>
          <table:table-cell table:style-name="ce90" office:value-type="string" calcext:value-type="string">
            <text:p>Yield Per Plant</text:p>
          </table:table-cell>
          <table:table-cell table:style-name="ce90" office:value-type="string" calcext:value-type="string">
            <text:p>Avg Seed/Seed</text:p>
          </table:table-cell>
          <table:table-cell table:style-name="ce90" office:value-type="string" calcext:value-type="string">
            <text:p>Total Yield</text:p>
          </table:table-cell>
          <table:table-cell table:style-name="ce90"/>
          <table:table-cell table:style-name="ce96" office:value-type="string" calcext:value-type="string">
            <text:p>Buy Price</text:p>
          </table:table-cell>
          <table:table-cell table:style-name="ce96" office:value-type="string" calcext:value-type="string">
            <text:p>Sell Price</text:p>
          </table:table-cell>
          <table:table-cell table:style-name="ce90" office:value-type="string" calcext:value-type="string">
            <text:p>Total Profit / seed</text:p>
          </table:table-cell>
          <table:table-cell table:style-name="ce90" office:value-type="string" calcext:value-type="string">
            <text:p>Profit / harvest</text:p>
          </table:table-cell>
          <table:table-cell table:style-name="ce90" office:value-type="string" calcext:value-type="string">
            <text:p># per field</text:p>
          </table:table-cell>
          <table:table-cell table:style-name="ce104" office:value-type="string" calcext:value-type="string">
            <text:p>Profit / 32x Field</text:p>
          </table:table-cell>
          <table:table-cell table:style-name="ce107" office:value-type="string" calcext:value-type="string">
            <text:p>Profit / Min</text:p>
          </table:table-cell>
          <table:table-cell table:style-name="ce85"/>
          <table:table-cell table:style-name="ce110" office:value-type="string" calcext:value-type="string">
            <text:p>Harvests to make $20</text:p>
          </table:table-cell>
          <table:table-cell table:style-name="ce113" office:value-type="string" calcext:value-type="string">
            <text:p>Profit / Hr</text:p>
          </table:table-cell>
          <table:table-cell table:style-name="ce85" table:number-columns-repeated="44"/>
        </table:table-row>
        <table:table-row table:style-name="ro2">
          <table:table-cell table:style-name="ce82" table:number-columns-repeated="2"/>
          <table:table-cell table:number-columns-repeated="11"/>
          <table:table-cell table:style-name="ce91"/>
          <table:table-cell table:number-columns-repeated="50"/>
        </table:table-row>
        <table:table-row table:style-name="ro2">
          <table:table-cell table:style-name="ce81" office:value-type="string" calcext:value-type="string">
            <text:p>Potato 2</text:p>
          </table:table-cell>
          <table:table-cell table:style-name="ce81" office:value-type="float" office:value="120" calcext:value-type="float">
            <text:p>120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4" calcext:value-type="float">
            <text:p>4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]*[.C3]" office:value-type="float" office:value="3" calcext:value-type="float">
            <text:p>3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3]*[.H3]" office:value-type="float" office:value="15" calcext:value-type="float">
            <text:p>15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3] * [.I3]) - [.K3]" office:value-type="float" office:value="1.5" calcext:value-type="float">
            <text:p>1.500</text:p>
          </table:table-cell>
          <table:table-cell table:style-name="ce101" table:formula="of:=[.M3]/([.E3]*[.H3])" office:value-type="float" office:value="0.3" calcext:value-type="float">
            <text:p>0.3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]*[.O3]" office:value-type="float" office:value="36.3" calcext:value-type="float">
            <text:p>36.300</text:p>
          </table:table-cell>
          <table:table-cell table:style-name="ce107" table:formula="of:=[.P3]/[.B3] * 60" office:value-type="float" office:value="18.15" calcext:value-type="float">
            <text:p>18.150</text:p>
          </table:table-cell>
          <table:table-cell table:style-name="ce85"/>
          <table:table-cell table:style-name="ce110" table:formula="of:=20/[.N3]" office:value-type="float" office:value="66.6666666666667" calcext:value-type="float">
            <text:p>66.67</text:p>
          </table:table-cell>
          <table:table-cell table:style-name="ce113" table:formula="of:=[.Q3]*60" office:value-type="float" office:value="1089" calcext:value-type="float">
            <text:p>1,089.0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Potato 3</text:p>
          </table:table-cell>
          <table:table-cell table:style-name="ce81" office:value-type="float" office:value="180" calcext:value-type="float">
            <text:p>180</text:p>
          </table:table-cell>
          <table:table-cell table:style-name="ce90" office:value-type="float" office:value="2" calcext:value-type="float">
            <text:p>2.000</text:p>
          </table:table-cell>
          <table:table-cell table:style-name="ce90" office:value-type="float" office:value="3" calcext:value-type="float">
            <text:p>3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4]*[.C4]" office:value-type="float" office:value="2" calcext:value-type="float">
            <text:p>2.000</text:p>
          </table:table-cell>
          <table:table-cell table:style-name="ce90" office:value-type="float" office:value="5" calcext:value-type="float">
            <text:p>5.000</text:p>
          </table:table-cell>
          <table:table-cell table:style-name="ce90" table:formula="of:=[.G4]*[.H4]" office:value-type="float" office:value="10" calcext:value-type="float">
            <text:p>10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18" calcext:value-type="float">
            <text:p>0.180</text:p>
          </table:table-cell>
          <table:table-cell table:style-name="ce90" table:formula="of:=([.L4] * [.I4]) - [.K4]" office:value-type="float" office:value="0.6" calcext:value-type="float">
            <text:p>0.600</text:p>
          </table:table-cell>
          <table:table-cell table:style-name="ce101" table:formula="of:=[.M4]/([.E4]*[.H4])" office:value-type="float" office:value="0.12" calcext:value-type="float">
            <text:p>0.12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4]*[.O4]" office:value-type="float" office:value="14.52" calcext:value-type="float">
            <text:p>14.520</text:p>
          </table:table-cell>
          <table:table-cell table:style-name="ce107" table:formula="of:=[.P4]/[.B4] * 60" office:value-type="float" office:value="4.84" calcext:value-type="float">
            <text:p>4.840</text:p>
          </table:table-cell>
          <table:table-cell table:style-name="ce85"/>
          <table:table-cell table:style-name="ce110" table:formula="of:=20/[.N4]" office:value-type="float" office:value="166.666666666667" calcext:value-type="float">
            <text:p>166.67</text:p>
          </table:table-cell>
          <table:table-cell table:style-name="ce113" table:formula="of:=[.Q4]*60" office:value-type="float" office:value="290.4" calcext:value-type="float">
            <text:p>290.40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rrot 2</text:p>
          </table:table-cell>
          <table:table-cell table:style-name="ce81" office:value-type="float" office:value="140" calcext:value-type="float">
            <text:p>140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6]*[.C6]" office:value-type="float" office:value="2.33333333333333" calcext:value-type="float">
            <text:p>2.333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6]*[.H6]" office:value-type="float" office:value="18.6666666666666" calcext:value-type="float">
            <text:p>18.667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6] * [.I6]) - [.K6]" office:value-type="float" office:value="2.71999999999999" calcext:value-type="float">
            <text:p>2.720</text:p>
          </table:table-cell>
          <table:table-cell table:style-name="ce101" table:formula="of:=[.M6]/([.E6]*[.H6])" office:value-type="float" office:value="0.339999999999998" calcext:value-type="float">
            <text:p>0.3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6]*[.O6]" office:value-type="float" office:value="41.1399999999998" calcext:value-type="float">
            <text:p>41.140</text:p>
          </table:table-cell>
          <table:table-cell table:style-name="ce107" table:formula="of:=[.P6]/[.B6] * 60" office:value-type="float" office:value="17.6314285714285" calcext:value-type="float">
            <text:p>17.631</text:p>
          </table:table-cell>
          <table:table-cell table:style-name="ce85"/>
          <table:table-cell table:style-name="ce110" table:formula="of:=20/[.N6]" office:value-type="float" office:value="58.823529411765" calcext:value-type="float">
            <text:p>58.82</text:p>
          </table:table-cell>
          <table:table-cell table:style-name="ce113" table:formula="of:=[.Q6]*60" office:value-type="float" office:value="1057.88571428571" calcext:value-type="float">
            <text:p>1,057.89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rrot 3</text:p>
          </table:table-cell>
          <table:table-cell table:style-name="ce81" office:value-type="float" office:value="245" calcext:value-type="float">
            <text:p>245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2" calcext:value-type="float">
            <text:p>2.0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7]*[.C7]" office:value-type="float" office:value="1" calcext:value-type="float">
            <text:p>1.000</text:p>
          </table:table-cell>
          <table:table-cell table:style-name="ce90" office:value-type="float" office:value="8" calcext:value-type="float">
            <text:p>8.000</text:p>
          </table:table-cell>
          <table:table-cell table:style-name="ce90" table:formula="of:=[.G7]*[.H7]" office:value-type="float" office:value="8" calcext:value-type="float">
            <text:p>8.000</text:p>
          </table:table-cell>
          <table:table-cell table:style-name="ce90"/>
          <table:table-cell table:style-name="ce98" office:value-type="float" office:value="1.2" calcext:value-type="float">
            <text:p>1.200</text:p>
          </table:table-cell>
          <table:table-cell table:style-name="ce98" office:value-type="float" office:value="0.21" calcext:value-type="float">
            <text:p>0.210</text:p>
          </table:table-cell>
          <table:table-cell table:style-name="ce90" table:formula="of:=([.L7] * [.I7]) - [.K7]" office:value-type="float" office:value="0.48" calcext:value-type="float">
            <text:p>0.480</text:p>
          </table:table-cell>
          <table:table-cell table:style-name="ce101" table:formula="of:=[.M7]/([.E7]*[.H7])" office:value-type="float" office:value="0.06" calcext:value-type="float">
            <text:p>0.06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7]*[.O7]" office:value-type="float" office:value="7.26" calcext:value-type="float">
            <text:p>7.260</text:p>
          </table:table-cell>
          <table:table-cell table:style-name="ce107" table:formula="of:=[.P7]/[.B7] * 60" office:value-type="float" office:value="1.77795918367347" calcext:value-type="float">
            <text:p>1.778</text:p>
          </table:table-cell>
          <table:table-cell table:style-name="ce85"/>
          <table:table-cell table:style-name="ce110" table:formula="of:=20/[.N7]" office:value-type="float" office:value="333.333333333333" calcext:value-type="float">
            <text:p>333.33</text:p>
          </table:table-cell>
          <table:table-cell table:style-name="ce113" table:formula="of:=[.Q7]*60" office:value-type="float" office:value="106.677551020408" calcext:value-type="float">
            <text:p>106.68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Onion 2</text:p>
          </table:table-cell>
          <table:table-cell table:style-name="ce81" office:value-type="float" office:value="575" calcext:value-type="float">
            <text:p>575</text:p>
          </table:table-cell>
          <table:table-cell table:style-name="ce90" office:value-type="float" office:value="3" calcext:value-type="float">
            <text:p>3.00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9]*[.C9]" office:value-type="float" office:value="3" calcext:value-type="float">
            <text:p>3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9]*[.H9]" office:value-type="float" office:value="9.99" calcext:value-type="float">
            <text:p>9.99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9] * [.I9]) - [.K9]" office:value-type="float" office:value="0.8972" calcext:value-type="float">
            <text:p>0.897</text:p>
          </table:table-cell>
          <table:table-cell table:style-name="ce101" table:formula="of:=[.M9]/([.E9]*[.H9])" office:value-type="float" office:value="0.269429429429429" calcext:value-type="float">
            <text:p>0.26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9]*[.O9]" office:value-type="float" office:value="32.600960960961" calcext:value-type="float">
            <text:p>32.601</text:p>
          </table:table-cell>
          <table:table-cell table:style-name="ce107" table:formula="of:=[.P9]/[.B9] * 60" office:value-type="float" office:value="3.40183940462201" calcext:value-type="float">
            <text:p>3.402</text:p>
          </table:table-cell>
          <table:table-cell table:style-name="ce85"/>
          <table:table-cell table:style-name="ce110" table:formula="of:=20/[.N9]" office:value-type="float" office:value="74.2309407044137" calcext:value-type="float">
            <text:p>74.23</text:p>
          </table:table-cell>
          <table:table-cell table:style-name="ce113" table:formula="of:=[.Q9]*60" office:value-type="float" office:value="204.110364277321" calcext:value-type="float">
            <text:p>204.11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Onion 3</text:p>
          </table:table-cell>
          <table:table-cell table:style-name="ce81" office:value-type="float" office:value="770" calcext:value-type="float">
            <text:p>770</text:p>
          </table:table-cell>
          <table:table-cell table:style-name="ce90" office:value-type="float" office:value="4" calcext:value-type="float">
            <text:p>4.000</text:p>
          </table:table-cell>
          <table:table-cell table:style-name="ce90" office:value-type="float" office:value="4.5" calcext:value-type="float">
            <text:p>4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10]*[.C10]" office:value-type="float" office:value="4" calcext:value-type="float">
            <text:p>4.000</text:p>
          </table:table-cell>
          <table:table-cell table:style-name="ce90" office:value-type="float" office:value="3.33" calcext:value-type="float">
            <text:p>3.330</text:p>
          </table:table-cell>
          <table:table-cell table:style-name="ce90" table:formula="of:=[.G10]*[.H10]" office:value-type="float" office:value="13.32" calcext:value-type="float">
            <text:p>13.320</text:p>
          </table:table-cell>
          <table:table-cell table:style-name="ce90"/>
          <table:table-cell table:style-name="ce98" office:value-type="float" office:value="1.9" calcext:value-type="float">
            <text:p>1.900</text:p>
          </table:table-cell>
          <table:table-cell table:style-name="ce98" office:value-type="float" office:value="0.28" calcext:value-type="float">
            <text:p>0.280</text:p>
          </table:table-cell>
          <table:table-cell table:style-name="ce90" table:formula="of:=([.L10] * [.I10]) - [.K10]" office:value-type="float" office:value="1.8296" calcext:value-type="float">
            <text:p>1.830</text:p>
          </table:table-cell>
          <table:table-cell table:style-name="ce101" table:formula="of:=[.M10]/([.E10]*[.H10])" office:value-type="float" office:value="0.54942942942943" calcext:value-type="float">
            <text:p>0.549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0]*[.O10]" office:value-type="float" office:value="66.480960960961" calcext:value-type="float">
            <text:p>66.481</text:p>
          </table:table-cell>
          <table:table-cell table:style-name="ce107" table:formula="of:=[.P10]/[.B10] * 60" office:value-type="float" office:value="5.18033462033462" calcext:value-type="float">
            <text:p>5.180</text:p>
          </table:table-cell>
          <table:table-cell table:style-name="ce85"/>
          <table:table-cell table:style-name="ce110" table:formula="of:=20/[.N10]" office:value-type="float" office:value="36.4013992129427" calcext:value-type="float">
            <text:p>36.40</text:p>
          </table:table-cell>
          <table:table-cell table:style-name="ce113" table:formula="of:=[.Q10]*60" office:value-type="float" office:value="310.820077220077" calcext:value-type="float">
            <text:p>310.82</text:p>
          </table:table-cell>
          <table:table-cell table:style-name="ce85"/>
          <table:table-cell/>
          <table:table-cell table:style-name="ce85" table:number-columns-repeated="42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orn 3</text:p>
          </table:table-cell>
          <table:table-cell table:style-name="ce81" office:value-type="float" office:value="315" calcext:value-type="float">
            <text:p>315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3" calcext:value-type="float">
            <text:p>2.3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2]*[.C12]" office:value-type="float" office:value="5.4" calcext:value-type="float">
            <text:p>5.4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2]*[.H12]" office:value-type="float" office:value="6.534" calcext:value-type="float">
            <text:p>6.534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2] * [.I12]) - [.K12]" office:value-type="float" office:value="0.99088" calcext:value-type="float">
            <text:p>0.991</text:p>
          </table:table-cell>
          <table:table-cell table:style-name="ce101" table:formula="of:=[.M12]/([.E12]*[.H12])" office:value-type="float" office:value="0.272969696969697" calcext:value-type="float">
            <text:p>0.273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2]*[.O12]" office:value-type="float" office:value="33.0293333333333" calcext:value-type="float">
            <text:p>33.029</text:p>
          </table:table-cell>
          <table:table-cell table:style-name="ce107" table:formula="of:=[.P12]/[.B12] * 60" office:value-type="float" office:value="6.29130158730159" calcext:value-type="float">
            <text:p>6.291</text:p>
          </table:table-cell>
          <table:table-cell table:style-name="ce85"/>
          <table:table-cell table:style-name="ce110" table:formula="of:=20/[.N12]" office:value-type="float" office:value="73.2682060390764" calcext:value-type="float">
            <text:p>73.27</text:p>
          </table:table-cell>
          <table:table-cell table:style-name="ce113" table:formula="of:=[.Q12]*60" office:value-type="float" office:value="377.478095238095" calcext:value-type="float">
            <text:p>377.48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orn 4</text:p>
          </table:table-cell>
          <table:table-cell table:style-name="ce81" office:value-type="float" office:value="495" calcext:value-type="float">
            <text:p>495</text:p>
          </table:table-cell>
          <table:table-cell table:style-name="ce90" office:value-type="float" office:value="3.66666666666667" calcext:value-type="float">
            <text:p>3.6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13]*[.C13]" office:value-type="float" office:value="11" calcext:value-type="float">
            <text:p>11.000</text:p>
          </table:table-cell>
          <table:table-cell table:style-name="ce90" office:value-type="float" office:value="1.21" calcext:value-type="float">
            <text:p>1.210</text:p>
          </table:table-cell>
          <table:table-cell table:style-name="ce90" table:formula="of:=[.G13]*[.H13]" office:value-type="float" office:value="13.31" calcext:value-type="float">
            <text:p>13.310</text:p>
          </table:table-cell>
          <table:table-cell table:style-name="ce90"/>
          <table:table-cell table:style-name="ce98" office:value-type="float" office:value="1.1" calcext:value-type="float">
            <text:p>1.100</text:p>
          </table:table-cell>
          <table:table-cell table:style-name="ce98" office:value-type="float" office:value="0.32" calcext:value-type="float">
            <text:p>0.320</text:p>
          </table:table-cell>
          <table:table-cell table:style-name="ce90" table:formula="of:=([.L13] * [.I13]) - [.K13]" office:value-type="float" office:value="3.1592" calcext:value-type="float">
            <text:p>3.159</text:p>
          </table:table-cell>
          <table:table-cell table:style-name="ce101" table:formula="of:=[.M13]/([.E13]*[.H13])" office:value-type="float" office:value="0.87030303030303" calcext:value-type="float">
            <text:p>0.87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13]*[.O13]" office:value-type="float" office:value="105.306666666667" calcext:value-type="float">
            <text:p>105.307</text:p>
          </table:table-cell>
          <table:table-cell table:style-name="ce107" table:formula="of:=[.P13]/[.B13] * 60" office:value-type="float" office:value="12.7644444444444" calcext:value-type="float">
            <text:p>12.764</text:p>
          </table:table-cell>
          <table:table-cell table:style-name="ce85"/>
          <table:table-cell table:style-name="ce110" table:formula="of:=20/[.N13]" office:value-type="float" office:value="22.9805013927577" calcext:value-type="float">
            <text:p>22.98</text:p>
          </table:table-cell>
          <table:table-cell table:style-name="ce113" table:formula="of:=[.Q13]*60" office:value-type="float" office:value="765.866666666667" calcext:value-type="float">
            <text:p>765.87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Tomato 4</text:p>
          </table:table-cell>
          <table:table-cell table:style-name="ce81" office:value-type="float" office:value="360" calcext:value-type="float">
            <text:p>360</text:p>
          </table:table-cell>
          <table:table-cell table:style-name="ce90" office:value-type="float" office:value="3.75" calcext:value-type="float">
            <text:p>3.75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office:value-type="float" office:value="12" calcext:value-type="float">
            <text:p>12.000</text:p>
          </table:table-cell>
          <table:table-cell table:style-name="ce90"/>
          <table:table-cell table:style-name="ce90" table:formula="of:=[.E15]*[.C15]" office:value-type="float" office:value="45" calcext:value-type="float">
            <text:p>45.000</text:p>
          </table:table-cell>
          <table:table-cell table:style-name="ce90" office:value-type="float" office:value="1.06" calcext:value-type="float">
            <text:p>1.060</text:p>
          </table:table-cell>
          <table:table-cell table:style-name="ce90" table:formula="of:=[.G15]*[.H15]" office:value-type="float" office:value="47.7" calcext:value-type="float">
            <text:p>47.700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0.24" calcext:value-type="float">
            <text:p>0.240</text:p>
          </table:table-cell>
          <table:table-cell table:style-name="ce90" table:formula="of:=([.L15] * [.I15]) - [.K15]" office:value-type="float" office:value="8.448" calcext:value-type="float">
            <text:p>8.448</text:p>
          </table:table-cell>
          <table:table-cell table:style-name="ce101" table:formula="of:=[.M15]/([.E15]*[.H15])" office:value-type="float" office:value="0.664150943396226" calcext:value-type="float">
            <text:p>0.664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5]*[.O15]" office:value-type="float" office:value="42.5056603773585" calcext:value-type="float">
            <text:p>42.506</text:p>
          </table:table-cell>
          <table:table-cell table:style-name="ce107" table:formula="of:=[.P15]/[.B15] * 60" office:value-type="float" office:value="7.08427672955975" calcext:value-type="float">
            <text:p>7.084</text:p>
          </table:table-cell>
          <table:table-cell table:style-name="ce85"/>
          <table:table-cell table:style-name="ce110" table:formula="of:=20/[.N15]" office:value-type="float" office:value="30.1136363636364" calcext:value-type="float">
            <text:p>30.11</text:p>
          </table:table-cell>
          <table:table-cell table:style-name="ce113" table:formula="of:=[.Q15]*60" office:value-type="float" office:value="425.056603773585" calcext:value-type="float">
            <text:p>425.06</text:p>
          </table:table-cell>
          <table:table-cell table:style-name="ce85" table:number-columns-repeated="44"/>
        </table:table-row>
        <table:table-row table:style-name="ro2">
          <table:table-cell table:style-name="ce83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1" office:value-type="string" calcext:value-type="string">
            <text:p>Cabbage 3</text:p>
          </table:table-cell>
          <table:table-cell table:style-name="ce81" office:value-type="float" office:value="372" calcext:value-type="float">
            <text:p>372</text:p>
          </table:table-cell>
          <table:table-cell table:style-name="ce90" office:value-type="float" office:value="1.5" calcext:value-type="float">
            <text:p>1.500</text:p>
          </table:table-cell>
          <table:table-cell table:style-name="ce90" office:value-type="float" office:value="2.5" calcext:value-type="float">
            <text:p>2.500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7]*[.C17]" office:value-type="float" office:value="6" calcext:value-type="float">
            <text:p>6.0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7]*[.H17]" office:value-type="float" office:value="6.78" calcext:value-type="float">
            <text:p>6.780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7] * [.I17]) - [.K17]" office:value-type="float" office:value="2.563" calcext:value-type="float">
            <text:p>2.563</text:p>
          </table:table-cell>
          <table:table-cell table:style-name="ce101" table:formula="of:=[.M17]/([.E17]*[.H17])" office:value-type="float" office:value="0.567035398230088" calcext:value-type="float">
            <text:p>0.5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7]*[.O17]" office:value-type="float" office:value="36.2902654867257" calcext:value-type="float">
            <text:p>36.290</text:p>
          </table:table-cell>
          <table:table-cell table:style-name="ce107" table:formula="of:=[.P17]/[.B17] * 60" office:value-type="float" office:value="5.85326862689124" calcext:value-type="float">
            <text:p>5.853</text:p>
          </table:table-cell>
          <table:table-cell table:style-name="ce85"/>
          <table:table-cell table:style-name="ce110" table:formula="of:=20/[.N17]" office:value-type="float" office:value="35.2711666016387" calcext:value-type="float">
            <text:p>35.27</text:p>
          </table:table-cell>
          <table:table-cell table:style-name="ce113" table:formula="of:=[.Q17]*60" office:value-type="float" office:value="351.196117613474" calcext:value-type="float">
            <text:p>351.20</text:p>
          </table:table-cell>
          <table:table-cell table:style-name="ce85" table:number-columns-repeated="44"/>
        </table:table-row>
        <table:table-row table:style-name="ro2">
          <table:table-cell table:style-name="ce81" office:value-type="string" calcext:value-type="string">
            <text:p>Cabbage 4</text:p>
          </table:table-cell>
          <table:table-cell table:style-name="ce81" office:value-type="float" office:value="472" calcext:value-type="float">
            <text:p>472</text:p>
          </table:table-cell>
          <table:table-cell table:style-name="ce90" office:value-type="float" office:value="2.33333333333333" calcext:value-type="float">
            <text:p>2.333</text:p>
          </table:table-cell>
          <table:table-cell table:style-name="ce90" office:value-type="float" office:value="3.33333333333333" calcext:value-type="float">
            <text:p>3.333</text:p>
          </table:table-cell>
          <table:table-cell table:style-name="ce93" office:value-type="float" office:value="4" calcext:value-type="float">
            <text:p>4.000</text:p>
          </table:table-cell>
          <table:table-cell table:style-name="ce90"/>
          <table:table-cell table:style-name="ce90" table:formula="of:=[.E18]*[.C18]" office:value-type="float" office:value="9.33333333333332" calcext:value-type="float">
            <text:p>9.333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18]*[.H18]" office:value-type="float" office:value="10.5466666666667" calcext:value-type="float">
            <text:p>10.547</text:p>
          </table:table-cell>
          <table:table-cell table:style-name="ce90"/>
          <table:table-cell table:style-name="ce98" office:value-type="float" office:value="3.2" calcext:value-type="float">
            <text:p>3.200</text:p>
          </table:table-cell>
          <table:table-cell table:style-name="ce98" office:value-type="float" office:value="0.85" calcext:value-type="float">
            <text:p>0.850</text:p>
          </table:table-cell>
          <table:table-cell table:style-name="ce90" table:formula="of:=([.L18] * [.I18]) - [.K18]" office:value-type="float" office:value="5.76466666666669" calcext:value-type="float">
            <text:p>5.765</text:p>
          </table:table-cell>
          <table:table-cell table:style-name="ce101" table:formula="of:=[.M18]/([.E18]*[.H18])" office:value-type="float" office:value="1.27536873156343" calcext:value-type="float">
            <text:p>1.27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18]*[.O18]" office:value-type="float" office:value="81.6235988200594" calcext:value-type="float">
            <text:p>81.624</text:p>
          </table:table-cell>
          <table:table-cell table:style-name="ce107" table:formula="of:=[.P18]/[.B18] * 60" office:value-type="float" office:value="10.3758812059398" calcext:value-type="float">
            <text:p>10.376</text:p>
          </table:table-cell>
          <table:table-cell table:style-name="ce85"/>
          <table:table-cell table:style-name="ce110" table:formula="of:=20/[.N18]" office:value-type="float" office:value="15.68173933156" calcext:value-type="float">
            <text:p>15.68</text:p>
          </table:table-cell>
          <table:table-cell table:style-name="ce113" table:formula="of:=[.Q18]*60" office:value-type="float" office:value="622.552872356385" calcext:value-type="float">
            <text:p>622.55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Blueberry 4</text:p>
          </table:table-cell>
          <table:table-cell table:style-name="ce85" office:value-type="float" office:value="362" calcext:value-type="float">
            <text:p>362</text:p>
          </table:table-cell>
          <table:table-cell table:style-name="ce90" office:value-type="float" office:value="3.55555555555556" calcext:value-type="float">
            <text:p>3.556</text:p>
          </table:table-cell>
          <table:table-cell table:style-name="ce90" office:value-type="float" office:value="4.55555555555556" calcext:value-type="float">
            <text:p>4.556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0]*[.C20]" office:value-type="float" office:value="10.6666666666667" calcext:value-type="float">
            <text:p>10.667</text:p>
          </table:table-cell>
          <table:table-cell table:style-name="ce90" office:value-type="float" office:value="1.09" calcext:value-type="float">
            <text:p>1.090</text:p>
          </table:table-cell>
          <table:table-cell table:style-name="ce90" table:formula="of:=[.G20]*[.H20]" office:value-type="float" office:value="11.6266666666667" calcext:value-type="float">
            <text:p>11.627</text:p>
          </table:table-cell>
          <table:table-cell table:style-name="ce90"/>
          <table:table-cell table:style-name="ce98" office:value-type="float" office:value="4" calcext:value-type="float">
            <text:p>4.000</text:p>
          </table:table-cell>
          <table:table-cell table:style-name="ce98" office:value-type="float" office:value="0.9" calcext:value-type="float">
            <text:p>0.900</text:p>
          </table:table-cell>
          <table:table-cell table:style-name="ce90" table:formula="of:=([.L20] * [.I20]) - [.K20]" office:value-type="float" office:value="6.46400000000003" calcext:value-type="float">
            <text:p>6.464</text:p>
          </table:table-cell>
          <table:table-cell table:style-name="ce101" table:formula="of:=[.M20]/([.E20]*[.H20])" office:value-type="float" office:value="1.97675840978594" calcext:value-type="float">
            <text:p>1.97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0]*[.O20]" office:value-type="float" office:value="126.5125382263" calcext:value-type="float">
            <text:p>126.513</text:p>
          </table:table-cell>
          <table:table-cell table:style-name="ce107" table:formula="of:=[.P20]/[.B20] * 60" office:value-type="float" office:value="20.9689289877846" calcext:value-type="float">
            <text:p>20.969</text:p>
          </table:table-cell>
          <table:table-cell table:style-name="ce85"/>
          <table:table-cell table:style-name="ce110" table:formula="of:=20/[.N20]" office:value-type="float" office:value="10.1175742574257" calcext:value-type="float">
            <text:p>10.12</text:p>
          </table:table-cell>
          <table:table-cell table:style-name="ce113" table:formula="of:=[.Q20]*60" office:value-type="float" office:value="1258.13573926707" calcext:value-type="float">
            <text:p>1,258.14</text:p>
          </table:table-cell>
          <table:table-cell table:style-name="ce85" table:number-columns-repeated="44"/>
        </table:table-row>
        <table:table-row table:style-name="ro2">
          <table:table-cell table:style-name="ce84" table:number-columns-repeated="2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Turnip 4</text:p>
          </table:table-cell>
          <table:table-cell table:style-name="ce85" office:value-type="float" office:value="380" calcext:value-type="float">
            <text:p>38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22]*[.C22]" office:value-type="float" office:value="1" calcext:value-type="float">
            <text:p>1.000</text:p>
          </table:table-cell>
          <table:table-cell table:style-name="ce90" office:value-type="float" office:value="2.94" calcext:value-type="float">
            <text:p>2.940</text:p>
          </table:table-cell>
          <table:table-cell table:style-name="ce90" table:formula="of:=[.G22]*[.H22]" office:value-type="float" office:value="2.94" calcext:value-type="float">
            <text:p>2.940</text:p>
          </table:table-cell>
          <table:table-cell table:style-name="ce90"/>
          <table:table-cell table:style-name="ce98" office:value-type="float" office:value="3.7" calcext:value-type="float">
            <text:p>3.700</text:p>
          </table:table-cell>
          <table:table-cell table:style-name="ce98" office:value-type="float" office:value="2.9" calcext:value-type="float">
            <text:p>2.900</text:p>
          </table:table-cell>
          <table:table-cell table:style-name="ce90" table:formula="of:=([.L22] * [.I22]) - [.K22]" office:value-type="float" office:value="4.826" calcext:value-type="float">
            <text:p>4.826</text:p>
          </table:table-cell>
          <table:table-cell table:style-name="ce101" table:formula="of:=[.M22]/([.E22]*[.H22])" office:value-type="float" office:value="1.64149659863946" calcext:value-type="float">
            <text:p>1.641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22]*[.O22]" office:value-type="float" office:value="105.055782312925" calcext:value-type="float">
            <text:p>105.056</text:p>
          </table:table-cell>
          <table:table-cell table:style-name="ce107" table:formula="of:=[.P22]/[.B22] * 60" office:value-type="float" office:value="16.5877551020408" calcext:value-type="float">
            <text:p>16.588</text:p>
          </table:table-cell>
          <table:table-cell table:style-name="ce85"/>
          <table:table-cell table:style-name="ce110" table:formula="of:=20/[.N22]" office:value-type="float" office:value="12.1840033153751" calcext:value-type="float">
            <text:p>12.18</text:p>
          </table:table-cell>
          <table:table-cell table:style-name="ce113" table:formula="of:=[.Q22]*60" office:value-type="float" office:value="995.265306122449" calcext:value-type="float">
            <text:p>995.27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6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hili 3</text:p>
          </table:table-cell>
          <table:table-cell table:style-name="ce87" office:value-type="float" office:value="480" calcext:value-type="float">
            <text:p>480</text:p>
          </table:table-cell>
          <table:table-cell table:style-name="ce90" office:value-type="float" office:value="1.8" calcext:value-type="float">
            <text:p>1.800</text:p>
          </table:table-cell>
          <table:table-cell table:style-name="ce90" office:value-type="float" office:value="2.8" calcext:value-type="float">
            <text:p>2.800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4]*[.C24]" office:value-type="float" office:value="3.6" calcext:value-type="float">
            <text:p>3.600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4]*[.H24]" office:value-type="float" office:value="4.5" calcext:value-type="float">
            <text:p>4.500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4] * [.I24]) - [.K24]" office:value-type="float" office:value="0.64" calcext:value-type="float">
            <text:p>0.640</text:p>
          </table:table-cell>
          <table:table-cell table:style-name="ce101" table:formula="of:=[.M24]/([.E24]*[.H24])" office:value-type="float" office:value="0.256" calcext:value-type="float">
            <text:p>0.256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4]*[.O24]" office:value-type="float" office:value="30.976" calcext:value-type="float">
            <text:p>30.976</text:p>
          </table:table-cell>
          <table:table-cell table:style-name="ce107" table:formula="of:=[.P24]/[.B24] * 60" office:value-type="float" office:value="3.872" calcext:value-type="float">
            <text:p>3.872</text:p>
          </table:table-cell>
          <table:table-cell table:style-name="ce85"/>
          <table:table-cell table:style-name="ce110" table:formula="of:=20/[.N24]" office:value-type="float" office:value="78.125" calcext:value-type="float">
            <text:p>78.13</text:p>
          </table:table-cell>
          <table:table-cell table:style-name="ce113" table:formula="of:=[.Q24]*60" office:value-type="float" office:value="232.32" calcext:value-type="float">
            <text:p>232.32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Chili 4</text:p>
          </table:table-cell>
          <table:table-cell table:style-name="ce87" office:value-type="float" office:value="640" calcext:value-type="float">
            <text:p>640</text:p>
          </table:table-cell>
          <table:table-cell table:style-name="ce90" office:value-type="float" office:value="3.16666666666667" calcext:value-type="float">
            <text:p>3.167</text:p>
          </table:table-cell>
          <table:table-cell table:style-name="ce90" office:value-type="float" office:value="4.16666666666667" calcext:value-type="float">
            <text:p>4.167</text:p>
          </table:table-cell>
          <table:table-cell table:style-name="ce93" office:value-type="float" office:value="2" calcext:value-type="float">
            <text:p>2.000</text:p>
          </table:table-cell>
          <table:table-cell table:style-name="ce90"/>
          <table:table-cell table:style-name="ce90" table:formula="of:=[.E25]*[.C25]" office:value-type="float" office:value="6.33333333333334" calcext:value-type="float">
            <text:p>6.333</text:p>
          </table:table-cell>
          <table:table-cell table:style-name="ce90" office:value-type="float" office:value="1.25" calcext:value-type="float">
            <text:p>1.250</text:p>
          </table:table-cell>
          <table:table-cell table:style-name="ce90" table:formula="of:=[.G25]*[.H25]" office:value-type="float" office:value="7.91666666666668" calcext:value-type="float">
            <text:p>7.917</text:p>
          </table:table-cell>
          <table:table-cell table:style-name="ce90"/>
          <table:table-cell table:style-name="ce98" office:value-type="float" office:value="2.6" calcext:value-type="float">
            <text:p>2.600</text:p>
          </table:table-cell>
          <table:table-cell table:style-name="ce98" office:value-type="float" office:value="0.72" calcext:value-type="float">
            <text:p>0.720</text:p>
          </table:table-cell>
          <table:table-cell table:style-name="ce90" table:formula="of:=([.L25] * [.I25]) - [.K25]" office:value-type="float" office:value="3.10000000000001" calcext:value-type="float">
            <text:p>3.100</text:p>
          </table:table-cell>
          <table:table-cell table:style-name="ce101" table:formula="of:=[.M25]/([.E25]*[.H25])" office:value-type="float" office:value="1.24" calcext:value-type="float">
            <text:p>1.24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25]*[.O25]" office:value-type="float" office:value="150.04" calcext:value-type="float">
            <text:p>150.040</text:p>
          </table:table-cell>
          <table:table-cell table:style-name="ce107" table:formula="of:=[.P25]/[.B25] * 60" office:value-type="float" office:value="14.06625" calcext:value-type="float">
            <text:p>14.066</text:p>
          </table:table-cell>
          <table:table-cell table:style-name="ce85"/>
          <table:table-cell table:style-name="ce110" table:formula="of:=20/[.N25]" office:value-type="float" office:value="16.1290322580645" calcext:value-type="float">
            <text:p>16.13</text:p>
          </table:table-cell>
          <table:table-cell table:style-name="ce113" table:formula="of:=[.Q25]*60" office:value-type="float" office:value="843.975000000003" calcext:value-type="float">
            <text:p>843.98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heat 4</text:p>
          </table:table-cell>
          <table:table-cell table:style-name="ce87" office:value-type="float" office:value="410" calcext:value-type="float">
            <text:p>410</text:p>
          </table:table-cell>
          <table:table-cell table:style-name="ce90" office:value-type="float" office:value="2.25" calcext:value-type="float">
            <text:p>2.25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7]*[.C27]" office:value-type="float" office:value="6.75" calcext:value-type="float">
            <text:p>6.75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7]*[.H27]" office:value-type="float" office:value="7.6275" calcext:value-type="float">
            <text:p>7.628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7] * [.I27]) - [.K27]" office:value-type="float" office:value="0.7255" calcext:value-type="float">
            <text:p>0.726</text:p>
          </table:table-cell>
          <table:table-cell table:style-name="ce101" table:formula="of:=[.M27]/([.E27]*[.H27])" office:value-type="float" office:value="0.21401179941003" calcext:value-type="float">
            <text:p>0.21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7]*[.O27]" office:value-type="float" office:value="54.7870206489676" calcext:value-type="float">
            <text:p>54.787</text:p>
          </table:table-cell>
          <table:table-cell table:style-name="ce107" table:formula="of:=[.P27]/[.B27] * 60" office:value-type="float" office:value="8.01761277789769" calcext:value-type="float">
            <text:p>8.018</text:p>
          </table:table-cell>
          <table:table-cell table:style-name="ce85"/>
          <table:table-cell table:style-name="ce110" table:formula="of:=20/[.N27]" office:value-type="float" office:value="93.4527911784976" calcext:value-type="float">
            <text:p>93.45</text:p>
          </table:table-cell>
          <table:table-cell table:style-name="ce113" table:formula="of:=[.Q27]*60" office:value-type="float" office:value="481.056766673862" calcext:value-type="float">
            <text:p>481.06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Wheat 5</text:p>
          </table:table-cell>
          <table:table-cell table:style-name="ce87" office:value-type="float" office:value="570" calcext:value-type="float">
            <text:p>570</text:p>
          </table:table-cell>
          <table:table-cell table:style-name="ce90" office:value-type="float" office:value="3.8" calcext:value-type="float">
            <text:p>3.800</text:p>
          </table:table-cell>
          <table:table-cell table:style-name="ce90" office:value-type="float" office:value="5.05" calcext:value-type="float">
            <text:p>5.050</text:p>
          </table:table-cell>
          <table:table-cell table:style-name="ce93" office:value-type="float" office:value="3" calcext:value-type="float">
            <text:p>3.000</text:p>
          </table:table-cell>
          <table:table-cell table:style-name="ce90"/>
          <table:table-cell table:style-name="ce90" table:formula="of:=[.E28]*[.C28]" office:value-type="float" office:value="11.4" calcext:value-type="float">
            <text:p>11.400</text:p>
          </table:table-cell>
          <table:table-cell table:style-name="ce90" office:value-type="float" office:value="1.13" calcext:value-type="float">
            <text:p>1.130</text:p>
          </table:table-cell>
          <table:table-cell table:style-name="ce90" table:formula="of:=[.G28]*[.H28]" office:value-type="float" office:value="12.882" calcext:value-type="float">
            <text:p>12.882</text:p>
          </table:table-cell>
          <table:table-cell table:style-name="ce90"/>
          <table:table-cell table:style-name="ce98" office:value-type="float" office:value="0.8" calcext:value-type="float">
            <text:p>0.800</text:p>
          </table:table-cell>
          <table:table-cell table:style-name="ce98" office:value-type="float" office:value="0.2" calcext:value-type="float">
            <text:p>0.200</text:p>
          </table:table-cell>
          <table:table-cell table:style-name="ce90" table:formula="of:=([.L28] * [.I28]) - [.K28]" office:value-type="float" office:value="1.7764" calcext:value-type="float">
            <text:p>1.776</text:p>
          </table:table-cell>
          <table:table-cell table:style-name="ce101" table:formula="of:=[.M28]/([.E28]*[.H28])" office:value-type="float" office:value="0.52401179941003" calcext:value-type="float">
            <text:p>0.524</text:p>
          </table:table-cell>
          <table:table-cell table:style-name="ce90" office:value-type="float" office:value="256" calcext:value-type="float">
            <text:p>256.000</text:p>
          </table:table-cell>
          <table:table-cell table:style-name="ce104" table:formula="of:=[.N28]*[.O28]" office:value-type="float" office:value="134.147020648968" calcext:value-type="float">
            <text:p>134.147</text:p>
          </table:table-cell>
          <table:table-cell table:style-name="ce107" table:formula="of:=[.P28]/[.B28] * 60" office:value-type="float" office:value="14.1207390156808" calcext:value-type="float">
            <text:p>14.121</text:p>
          </table:table-cell>
          <table:table-cell table:style-name="ce85"/>
          <table:table-cell table:style-name="ce110" table:formula="of:=20/[.N28]" office:value-type="float" office:value="38.1670794866021" calcext:value-type="float">
            <text:p>38.17</text:p>
          </table:table-cell>
          <table:table-cell table:style-name="ce113" table:formula="of:=[.Q28]*60" office:value-type="float" office:value="847.244340940848" calcext:value-type="float">
            <text:p>847.24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ortobello 3</text:p>
          </table:table-cell>
          <table:table-cell table:style-name="ce87" office:value-type="float" office:value="240" calcext:value-type="float">
            <text:p>24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office:value-type="float" office:value="1.5" calcext:value-type="float">
            <text:p>1.500</text:p>
          </table:table-cell>
          <table:table-cell table:style-name="ce93" office:value-type="float" office:value="1" calcext:value-type="float">
            <text:p>1.000</text:p>
          </table:table-cell>
          <table:table-cell table:style-name="ce90"/>
          <table:table-cell table:style-name="ce90" table:formula="of:=[.E30]*[.C30]" office:value-type="float" office:value="1" calcext:value-type="float">
            <text:p>1.000</text:p>
          </table:table-cell>
          <table:table-cell table:style-name="ce90" office:value-type="float" office:value="3.333" calcext:value-type="float">
            <text:p>3.333</text:p>
          </table:table-cell>
          <table:table-cell table:style-name="ce90" table:formula="of:=[.G30]*[.H30]" office:value-type="float" office:value="3.333" calcext:value-type="float">
            <text:p>3.333</text:p>
          </table:table-cell>
          <table:table-cell table:style-name="ce90"/>
          <table:table-cell table:style-name="ce98" office:value-type="float" office:value="3" calcext:value-type="float">
            <text:p>3.000</text:p>
          </table:table-cell>
          <table:table-cell table:style-name="ce98" office:value-type="float" office:value="2" calcext:value-type="float">
            <text:p>2.000</text:p>
          </table:table-cell>
          <table:table-cell table:style-name="ce90" table:formula="of:=([.L30] * [.I30]) - [.K30]" office:value-type="float" office:value="3.666" calcext:value-type="float">
            <text:p>3.666</text:p>
          </table:table-cell>
          <table:table-cell table:style-name="ce101" table:formula="of:=[.M30]/([.E30]*[.H30])" office:value-type="float" office:value="1.0999099909991" calcext:value-type="float">
            <text:p>1.100</text:p>
          </table:table-cell>
          <table:table-cell table:style-name="ce90" office:value-type="float" office:value="121" calcext:value-type="float">
            <text:p>121.000</text:p>
          </table:table-cell>
          <table:table-cell table:style-name="ce104" table:formula="of:=[.N30]*[.O30]" office:value-type="float" office:value="133.089108910891" calcext:value-type="float">
            <text:p>133.089</text:p>
          </table:table-cell>
          <table:table-cell table:style-name="ce107" table:formula="of:=[.P30]/[.B30] * 60" office:value-type="float" office:value="33.2722772277228" calcext:value-type="float">
            <text:p>33.272</text:p>
          </table:table-cell>
          <table:table-cell table:style-name="ce85"/>
          <table:table-cell table:style-name="ce110" table:formula="of:=20/[.N30]" office:value-type="float" office:value="18.1833060556465" calcext:value-type="float">
            <text:p>18.18</text:p>
          </table:table-cell>
          <table:table-cell table:style-name="ce113" table:formula="of:=[.Q30]*60" office:value-type="float" office:value="1996.33663366337" calcext:value-type="float">
            <text:p>1,996.34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Cactus 7</text:p>
          </table:table-cell>
          <table:table-cell table:style-name="ce87" office:value-type="float" office:value="320" calcext:value-type="float">
            <text:p>320</text:p>
          </table:table-cell>
          <table:table-cell table:style-name="ce90" office:value-type="float" office:value="3.5" calcext:value-type="float">
            <text:p>3.500</text:p>
          </table:table-cell>
          <table:table-cell table:style-name="ce90" office:value-type="float" office:value="4.75" calcext:value-type="float">
            <text:p>4.750</text:p>
          </table:table-cell>
          <table:table-cell table:style-name="ce93" table:formula="of:=[$plantData.S83]" office:value-type="float" office:value="15" calcext:value-type="float">
            <text:p>15.000</text:p>
          </table:table-cell>
          <table:table-cell table:style-name="ce90"/>
          <table:table-cell table:style-name="ce90" table:formula="of:=[.E32]*[.C32]" office:value-type="float" office:value="52.5" calcext:value-type="float">
            <text:p>52.5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2]*[.H32]" office:value-type="float" office:value="52.5" calcext:value-type="float">
            <text:p>52.500</text:p>
          </table:table-cell>
          <table:table-cell table:style-name="ce90"/>
          <table:table-cell table:style-name="ce98" office:value-type="float" office:value="50" calcext:value-type="float">
            <text:p>50.000</text:p>
          </table:table-cell>
          <table:table-cell table:style-name="ce98" office:value-type="float" office:value="1.2" calcext:value-type="float">
            <text:p>1.200</text:p>
          </table:table-cell>
          <table:table-cell table:style-name="ce90" table:formula="of:=([.L32] * [.I32]) - [.K32]" office:value-type="float" office:value="13" calcext:value-type="float">
            <text:p>13.000</text:p>
          </table:table-cell>
          <table:table-cell table:style-name="ce101" table:formula="of:=[.M32]/([.E32]*[.H32])" office:value-type="float" office:value="0.866666666666667" calcext:value-type="float">
            <text:p>0.867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2]*[.O32]" office:value-type="float" office:value="55.4666666666667" calcext:value-type="float">
            <text:p>55.467</text:p>
          </table:table-cell>
          <table:table-cell table:style-name="ce107" table:formula="of:=[.P32]/[.B32] * 60" office:value-type="float" office:value="10.4" calcext:value-type="float">
            <text:p>10.400</text:p>
          </table:table-cell>
          <table:table-cell table:style-name="ce85"/>
          <table:table-cell table:style-name="ce110" table:formula="of:=20/[.N32]" office:value-type="float" office:value="23.0769230769231" calcext:value-type="float">
            <text:p>23.08</text:p>
          </table:table-cell>
          <table:table-cell table:style-name="ce113" table:formula="of:=[.Q32]*60" office:value-type="float" office:value="624" calcext:value-type="float">
            <text:p>624.0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Watermelon 5</text:p>
          </table:table-cell>
          <table:table-cell table:style-name="ce87" office:value-type="float" office:value="820" calcext:value-type="float">
            <text:p>820</text:p>
          </table:table-cell>
          <table:table-cell table:style-name="ce90" office:value-type="float" office:value="1.4" calcext:value-type="float">
            <text:p>1.400</text:p>
          </table:table-cell>
          <table:table-cell table:style-name="ce90" office:value-type="float" office:value="1.73333333333333" calcext:value-type="float">
            <text:p>1.733</text:p>
          </table:table-cell>
          <table:table-cell table:style-name="ce93" table:formula="of:=[$plantData.S91]" office:value-type="float" office:value="8" calcext:value-type="float">
            <text:p>8.000</text:p>
          </table:table-cell>
          <table:table-cell table:style-name="ce90"/>
          <table:table-cell table:style-name="ce90" table:formula="of:=[.E34]*[.C34]" office:value-type="float" office:value="11.2" calcext:value-type="float">
            <text:p>11.2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4]*[.H34]" office:value-type="float" office:value="11.2" calcext:value-type="float">
            <text:p>11.200</text:p>
          </table:table-cell>
          <table:table-cell table:style-name="ce90"/>
          <table:table-cell table:style-name="ce98" office:value-type="float" office:value="35" calcext:value-type="float">
            <text:p>35.000</text:p>
          </table:table-cell>
          <table:table-cell table:style-name="ce98" office:value-type="float" office:value="5" calcext:value-type="float">
            <text:p>5.000</text:p>
          </table:table-cell>
          <table:table-cell table:style-name="ce90" table:formula="of:=([.L34] * [.I34]) - [.K34]" office:value-type="float" office:value="21" calcext:value-type="float">
            <text:p>21.000</text:p>
          </table:table-cell>
          <table:table-cell table:style-name="ce101" table:formula="of:=[.M34]/([.E34]*[.H34])" office:value-type="float" office:value="2.625" calcext:value-type="float">
            <text:p>2.625</text:p>
          </table:table-cell>
          <table:table-cell table:style-name="ce90" office:value-type="float" office:value="64" calcext:value-type="float">
            <text:p>64.000</text:p>
          </table:table-cell>
          <table:table-cell table:style-name="ce104" table:formula="of:=[.N34]*[.O34]" office:value-type="float" office:value="168" calcext:value-type="float">
            <text:p>168.000</text:p>
          </table:table-cell>
          <table:table-cell table:style-name="ce107" table:formula="of:=[.P34]/[.B34] * 60" office:value-type="float" office:value="12.2926829268293" calcext:value-type="float">
            <text:p>12.293</text:p>
          </table:table-cell>
          <table:table-cell table:style-name="ce85"/>
          <table:table-cell table:style-name="ce110" table:formula="of:=20/[.N34]" office:value-type="float" office:value="7.61904761904762" calcext:value-type="float">
            <text:p>7.62</text:p>
          </table:table-cell>
          <table:table-cell table:style-name="ce113" table:formula="of:=[.Q34]*60" office:value-type="float" office:value="737.560975609756" calcext:value-type="float">
            <text:p>737.56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Apple 1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table:formula="of:=AVERAGE(9; 10; 11; 12; 13; 14; 15)" office:value-type="float" office:value="12" calcext:value-type="float">
            <text:p>12.000</text:p>
          </table:table-cell>
          <table:table-cell table:style-name="ce90" office:value-type="float" office:value="15" calcext:value-type="float">
            <text:p>15.000</text:p>
          </table:table-cell>
          <table:table-cell table:style-name="ce93" table:formula="of:=[$plantData.S128]" office:value-type="float" office:value="70" calcext:value-type="float">
            <text:p>70.000</text:p>
          </table:table-cell>
          <table:table-cell table:style-name="ce90"/>
          <table:table-cell table:style-name="ce90" table:formula="of:=[.E36]*[.C36]" office:value-type="float" office:value="840" calcext:value-type="float">
            <text:p>84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6]*[.H36]" office:value-type="float" office:value="840" calcext:value-type="float">
            <text:p>84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6] * [.I36]) - [.K36]" office:value-type="float" office:value="1248" calcext:value-type="float">
            <text:p>1,248.000</text:p>
          </table:table-cell>
          <table:table-cell table:style-name="ce101" table:formula="of:=[.M36]/([.E36]*[.H36])" office:value-type="float" office:value="17.8285714285714" calcext:value-type="float">
            <text:p>17.8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6]*[.O36]" office:value-type="float" office:value="285.257142857143" calcext:value-type="float">
            <text:p>285.257</text:p>
          </table:table-cell>
          <table:table-cell table:style-name="ce107" table:formula="of:=[.P36]/[.B36] * 60" office:value-type="float" office:value="8.15020408163266" calcext:value-type="float">
            <text:p>8.150</text:p>
          </table:table-cell>
          <table:table-cell table:style-name="ce85"/>
          <table:table-cell table:style-name="ce110" table:formula="of:=20/[.N36]" office:value-type="float" office:value="1.12179487179487" calcext:value-type="float">
            <text:p>1.12</text:p>
          </table:table-cell>
          <table:table-cell table:style-name="ce113" table:formula="of:=[.Q36]*60" office:value-type="float" office:value="489.012244897959" calcext:value-type="float">
            <text:p>489.01</text:p>
          </table:table-cell>
          <table:table-cell table:style-name="ce85" table:number-columns-repeated="44"/>
        </table:table-row>
        <table:table-row table:style-name="ro2">
          <table:table-cell table:style-name="ce85" office:value-type="string" calcext:value-type="string">
            <text:p>Apple 22</text:p>
          </table:table-cell>
          <table:table-cell table:style-name="ce87" table:formula="of:=1200 + 15*60" office:value-type="float" office:value="2100" calcext:value-type="float">
            <text:p>2100</text:p>
          </table:table-cell>
          <table:table-cell table:style-name="ce90" office:value-type="float" office:value="14" calcext:value-type="float">
            <text:p>14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93" table:formula="of:=[$plantData.S132]" office:value-type="float" office:value="70" calcext:value-type="float">
            <text:p>70.000</text:p>
          </table:table-cell>
          <table:table-cell table:style-name="ce90"/>
          <table:table-cell table:style-name="ce90" table:formula="of:=[.E37]*[.C37]" office:value-type="float" office:value="980" calcext:value-type="float">
            <text:p>98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7]*[.H37]" office:value-type="float" office:value="980" calcext:value-type="float">
            <text:p>980.000</text:p>
          </table:table-cell>
          <table:table-cell table:style-name="ce90"/>
          <table:table-cell table:style-name="ce98" office:value-type="float" office:value="600" calcext:value-type="float">
            <text:p>600.000</text:p>
          </table:table-cell>
          <table:table-cell table:style-name="ce98" office:value-type="float" office:value="2.2" calcext:value-type="float">
            <text:p>2.200</text:p>
          </table:table-cell>
          <table:table-cell table:style-name="ce90" table:formula="of:=([.L37] * [.I37]) - [.K37]" office:value-type="float" office:value="1556" calcext:value-type="float">
            <text:p>1,556.000</text:p>
          </table:table-cell>
          <table:table-cell table:style-name="ce101" table:formula="of:=[.M37]/([.E37]*[.H37])" office:value-type="float" office:value="22.2285714285714" calcext:value-type="float">
            <text:p>22.229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37]*[.O37]" office:value-type="float" office:value="355.657142857143" calcext:value-type="float">
            <text:p>355.657</text:p>
          </table:table-cell>
          <table:table-cell table:style-name="ce107" table:formula="of:=[.P37]/[.B37] * 60" office:value-type="float" office:value="10.1616326530612" calcext:value-type="float">
            <text:p>10.162</text:p>
          </table:table-cell>
          <table:table-cell table:style-name="ce85"/>
          <table:table-cell table:style-name="ce110" table:formula="of:=20/[.N37]" office:value-type="float" office:value="0.89974293059126" calcext:value-type="float">
            <text:p>0.90</text:p>
          </table:table-cell>
          <table:table-cell table:style-name="ce113" table:formula="of:=[.Q37]*60" office:value-type="float" office:value="609.697959183673" calcext:value-type="float">
            <text:p>609.70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Mango 11</text:p>
          </table:table-cell>
          <table:table-cell table:style-name="ce87" table:formula="of:=50*60" office:value-type="float" office:value="3000" calcext:value-type="float">
            <text:p>3000</text:p>
          </table:table-cell>
          <table:table-cell table:style-name="ce90" office:value-type="float" office:value="13.5" calcext:value-type="float">
            <text:p>13.500</text:p>
          </table:table-cell>
          <table:table-cell table:style-name="ce90" office:value-type="float" office:value="15.5" calcext:value-type="float">
            <text:p>15.500</text:p>
          </table:table-cell>
          <table:table-cell table:style-name="ce93" table:formula="of:=[$plantData.S146]" office:value-type="float" office:value="70" calcext:value-type="float">
            <text:p>70.000</text:p>
          </table:table-cell>
          <table:table-cell table:style-name="ce90" office:value-type="string" calcext:value-type="string">
            <text:p>20 20</text:p>
          </table:table-cell>
          <table:table-cell table:style-name="ce90" table:formula="of:=[.E39]*[.C39]" office:value-type="float" office:value="945" calcext:value-type="float">
            <text:p>945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39]*[.H39]" office:value-type="float" office:value="945" calcext:value-type="float">
            <text:p>945.000</text:p>
          </table:table-cell>
          <table:table-cell table:style-name="ce90"/>
          <table:table-cell table:style-name="ce98" office:value-type="float" office:value="900" calcext:value-type="float">
            <text:p>900.000</text:p>
          </table:table-cell>
          <table:table-cell table:style-name="ce98" office:value-type="float" office:value="5.1" calcext:value-type="float">
            <text:p>5.100</text:p>
          </table:table-cell>
          <table:table-cell table:style-name="ce90" table:formula="of:=([.L39] * [.I39]) - [.K39]" office:value-type="float" office:value="3919.5" calcext:value-type="float">
            <text:p>3,919.500</text:p>
          </table:table-cell>
          <table:table-cell table:style-name="ce101" table:formula="of:=[.M39]/([.E39]*[.H39])" office:value-type="float" office:value="55.9928571428571" calcext:value-type="float">
            <text:p>55.993</text:p>
          </table:table-cell>
          <table:table-cell table:style-name="ce90" office:value-type="float" office:value="8" calcext:value-type="float">
            <text:p>8.000</text:p>
          </table:table-cell>
          <table:table-cell table:style-name="ce104" table:formula="of:=[.N39]*[.O39]" office:value-type="float" office:value="447.942857142857" calcext:value-type="float">
            <text:p>447.943</text:p>
          </table:table-cell>
          <table:table-cell table:style-name="ce107" table:formula="of:=[.P39]/[.B39] * 60" office:value-type="float" office:value="8.95885714285714" calcext:value-type="float">
            <text:p>8.959</text:p>
          </table:table-cell>
          <table:table-cell table:style-name="ce85"/>
          <table:table-cell table:style-name="ce110" table:formula="of:=20/[.N39]" office:value-type="float" office:value="0.357188416889909" calcext:value-type="float">
            <text:p>0.36</text:p>
          </table:table-cell>
          <table:table-cell table:style-name="ce113" table:formula="of:=[.Q39]*60" office:value-type="float" office:value="537.531428571429" calcext:value-type="float">
            <text:p>537.53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Peach 10</text:p>
          </table:table-cell>
          <table:table-cell table:style-name="ce87" table:formula="of:=41*60+40" office:value-type="float" office:value="2500" calcext:value-type="float">
            <text:p>25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59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1]*[.C41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1]*[.H41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750" calcext:value-type="float">
            <text:p>750.000</text:p>
          </table:table-cell>
          <table:table-cell table:style-name="ce98" office:value-type="float" office:value="4.5" calcext:value-type="float">
            <text:p>4.500</text:p>
          </table:table-cell>
          <table:table-cell table:style-name="ce90" table:formula="of:=([.L41] * [.I41]) - [.K41]" office:value-type="float" office:value="3300" calcext:value-type="float">
            <text:p>3,300.000</text:p>
          </table:table-cell>
          <table:table-cell table:style-name="ce101" table:formula="of:=[.M41]/([.E41]*[.H41])" office:value-type="float" office:value="33" calcext:value-type="float">
            <text:p>33.0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1]*[.O41]" office:value-type="float" office:value="528" calcext:value-type="float">
            <text:p>528.000</text:p>
          </table:table-cell>
          <table:table-cell table:style-name="ce107" table:formula="of:=[.P41]/[.B41] * 60" office:value-type="float" office:value="12.672" calcext:value-type="float">
            <text:p>12.672</text:p>
          </table:table-cell>
          <table:table-cell table:style-name="ce85"/>
          <table:table-cell table:style-name="ce110" table:formula="of:=20/[.N41]" office:value-type="float" office:value="0.606060606060606" calcext:value-type="float">
            <text:p>0.61</text:p>
          </table:table-cell>
          <table:table-cell table:style-name="ce113" table:formula="of:=[.Q41]*60" office:value-type="float" office:value="760.32" calcext:value-type="float">
            <text:p>760.32</text:p>
          </table:table-cell>
          <table:table-cell table:style-name="ce85" table:number-columns-repeated="44"/>
        </table:table-row>
        <table:table-row table:style-name="ro2">
          <table:table-cell table:style-name="ce84"/>
          <table:table-cell table:style-name="ce88"/>
          <table:table-cell table:style-name="ce92" table:number-columns-repeated="2"/>
          <table:table-cell table:style-name="ce95"/>
          <table:table-cell table:style-name="ce92"/>
          <table:table-cell table:style-name="ce90"/>
          <table:table-cell table:style-name="ce92"/>
          <table:table-cell table:style-name="ce90"/>
          <table:table-cell table:style-name="ce92"/>
          <table:table-cell table:style-name="ce99" table:number-columns-repeated="2"/>
          <table:table-cell table:style-name="ce92"/>
          <table:table-cell table:style-name="ce102"/>
          <table:table-cell table:style-name="ce92"/>
          <table:table-cell table:style-name="ce106"/>
          <table:table-cell table:style-name="ce109"/>
          <table:table-cell table:style-name="ce84"/>
          <table:table-cell table:style-name="ce112"/>
          <table:table-cell table:style-name="ce115"/>
          <table:table-cell table:style-name="ce84" table:number-columns-repeated="44"/>
        </table:table-row>
        <table:table-row table:style-name="ro2">
          <table:table-cell table:style-name="ce85" office:value-type="string" calcext:value-type="string">
            <text:p>Date 10</text:p>
          </table:table-cell>
          <table:table-cell table:style-name="ce87" table:formula="of:=1300*2" office:value-type="float" office:value="2600" calcext:value-type="float">
            <text:p>2600</text:p>
          </table:table-cell>
          <table:table-cell table:style-name="ce90" office:value-type="float" office:value="9" calcext:value-type="float">
            <text:p>9.000</text:p>
          </table:table-cell>
          <table:table-cell table:style-name="ce90" office:value-type="float" office:value="11" calcext:value-type="float">
            <text:p>11.000</text:p>
          </table:table-cell>
          <table:table-cell table:style-name="ce93" table:formula="of:=[$plantData.S172]" office:value-type="float" office:value="100" calcext:value-type="float">
            <text:p>100.000</text:p>
          </table:table-cell>
          <table:table-cell table:style-name="ce90" office:value-type="string" calcext:value-type="string">
            <text:p>30 30</text:p>
          </table:table-cell>
          <table:table-cell table:style-name="ce90" table:formula="of:=[.E43]*[.C43]" office:value-type="float" office:value="900" calcext:value-type="float">
            <text:p>900.000</text:p>
          </table:table-cell>
          <table:table-cell table:style-name="ce90" office:value-type="float" office:value="1" calcext:value-type="float">
            <text:p>1.000</text:p>
          </table:table-cell>
          <table:table-cell table:style-name="ce90" table:formula="of:=[.G43]*[.H43]" office:value-type="float" office:value="900" calcext:value-type="float">
            <text:p>900.000</text:p>
          </table:table-cell>
          <table:table-cell table:style-name="ce90"/>
          <table:table-cell table:style-name="ce98" office:value-type="float" office:value="1000" calcext:value-type="float">
            <text:p>1,000.000</text:p>
          </table:table-cell>
          <table:table-cell table:style-name="ce98" office:value-type="float" office:value="4.8" calcext:value-type="float">
            <text:p>4.800</text:p>
          </table:table-cell>
          <table:table-cell table:style-name="ce90" table:formula="of:=([.L43] * [.I43]) - [.K43]" office:value-type="float" office:value="3320" calcext:value-type="float">
            <text:p>3,320.000</text:p>
          </table:table-cell>
          <table:table-cell table:style-name="ce101" table:formula="of:=[.M43]/([.E43]*[.H43])" office:value-type="float" office:value="33.2" calcext:value-type="float">
            <text:p>33.200</text:p>
          </table:table-cell>
          <table:table-cell table:style-name="ce90" office:value-type="float" office:value="16" calcext:value-type="float">
            <text:p>16.000</text:p>
          </table:table-cell>
          <table:table-cell table:style-name="ce104" table:formula="of:=[.N43]*[.O43]" office:value-type="float" office:value="531.2" calcext:value-type="float">
            <text:p>531.200</text:p>
          </table:table-cell>
          <table:table-cell table:style-name="ce107" table:formula="of:=[.P43]/[.B43] * 60" office:value-type="float" office:value="12.2584615384615" calcext:value-type="float">
            <text:p>12.258</text:p>
          </table:table-cell>
          <table:table-cell table:style-name="ce85"/>
          <table:table-cell table:style-name="ce110" table:formula="of:=20/[.N43]" office:value-type="float" office:value="0.602409638554217" calcext:value-type="float">
            <text:p>0.60</text:p>
          </table:table-cell>
          <table:table-cell table:style-name="ce113" table:formula="of:=[.Q43]*60" office:value-type="float" office:value="735.507692307692" calcext:value-type="float">
            <text:p>735.51</text:p>
          </table:table-cell>
          <table:table-cell table:style-name="ce85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16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00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loext:min-decimal-places="4" number:min-integer-digits="1" number:grouping="true"/>
    </number:number-style>
    <number:number-style style:name="N128">
      <number:number number:decimal-places="3" loext:min-decimal-places="3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 style:data-style-name="N2" text:time-value="20:39:31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2-10T22:43:43.452000000</dc:date>
    <meta:editing-duration>P1DT10H27M34S</meta:editing-duration>
    <meta:editing-cycles>153</meta:editing-cycles>
    <meta:generator>LibreOffice/6.3.6.2$Windows_X86_64 LibreOffice_project/2196df99b074d8a661f4036fca8fa0cbfa33a497</meta:generator>
    <meta:document-statistic meta:table-count="2" meta:cell-count="1837" meta:object-count="0"/>
  </office:meta>
</office:document-meta>
</file>